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4942" officeooo:paragraph-rsid="001e4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rián Rodríguez Carrete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4T19:43:44.446000000</dc:date>
    <meta:editing-duration>PT9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  <meta:generator>LibreOffice/7.4.2.3$Windows_X86_64 LibreOffice_project/382eef1f22670f7f4118c8c2dd222ec7ad009daf</meta:generator>
  </office:meta>
</office:document-meta>
</file>